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SystemUIFont" svg:font-family="AppleSystemUIFon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pleSystemUIFont1" svg:font-family="AppleSystemUIFont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353535" style:font-name="AppleSystemUIFont" style:font-name-complex="AppleSystemUIFont1"/>
    </style:style>
    <style:style style:name="P3" style:family="paragraph" style:parent-style-name="Standard" style:master-page-name="Standard">
      <style:paragraph-properties fo:orphans="0" fo:widows="0" style:page-number="auto"/>
    </style:style>
    <style:style style:name="T1" style:family="text">
      <style:text-properties fo:color="#353535" style:font-name="AppleSystemUIFont" style:font-name-complex="AppleSystemUIFon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10822_964289810"/><text:bookmark-start text:name="_GoBack"/><text:bookmark-start text:name="OLE_LINK8"/><text:bookmark-start text:name="OLE_LINK7"/><text:bookmark-start text:name="OLE_LINK6"/><text:bookmark-start text:name="OLE_LINK5"/><text:bookmark-start text:name="OLE_LINK4"/><text:bookmark-start text:name="OLE_LINK3"/><text:bookmark-start text:name="OLE_LINK2"/><text:bookmark-start text:name="OLE_LINK1"/><text:span text:style-name="T1">Ever wondered why your app is crashing?</text:span></text:p>
      <text:p text:style-name="P2"/>
      <text:p text:style-name="P1"><text:span text:style-name="T1">"iOS Crash Dump Analysis" is a book for the hobbyist, software professional, and student trying to master the craft of iOS software development.</text:span></text:p>
      <text:p text:style-name="P2"/>
      <text:p text:style-name="P1"><text:span text:style-name="T1">For the experienced software professional, see this book as a way to check off the advanced level iOS skills check box. <text:s/>It adds to your arsenal of tools, and techniques, to be a highly productive software engineer. <text:s/>For some of those mysterious and odd problems that result in a crash, this book could help you save hours, or days. <text:s/>Whether you are on consulting gigs looking to delight your customer, or in a corporate environment earning your way up through the ranks, the knowledge in this book is a definite step along that journey.</text:span></text:p>
      <text:p text:style-name="P2"/>
      <text:p text:style-name="P1"><text:span text:style-name="T1">For the student, this book adds something special. <text:s/>We don't just look at the anatomy of a crash report. <text:s/>We look into the underlying software engineering approach that caused the problem, and discuss techniques for avoiding such issues. <text:s/>We also delve into a formal trouble shooting methodology as it applies to crash dump analysis. <text:s/>The result is that, from the get-go, you can develop your skills, using best practice, and avoid the traps others fall into. <text:s/>It means you can hand in your assignment, on-time, without undue stress!</text:span><text:bookmark-end text:name="__DdeLink__10822_964289810"/></text:p>
      <text:p text:style-name="P2"/>
      <text:p text:style-name="P1"><text:span text:style-name="T1">For the hobbyist, this book revels in the dark corners of iOS. <text:s/>If watching WWDC videos is your idea of popcorn entertainment in front of your Apple TV then you are among friends here. <text:s/>We don't just stay at high level, we delve deep into assembly level details.</text:span></text:p>
      <text:p text:style-name="P2"/>
      <text:p text:style-name="P1"><text:span text:style-name="T1">And there's more...</text:span></text:p>
      <text:p text:style-name="P2"/>
      <text:p text:style-name="P1"><text:span text:style-name="T1">This book serves as a complete guide. <text:s/>We also cover macOS, tvOS, watchOS. <text:s/>We cover crashes with C, Objective-C, Objective-C++, C++, as well as our modern savior, the Swift programming language. <text:s/>We show examples of our own crashes, and we look at first party crashes in Apple provided software. <text:s/>Even if you are not programming, you can participate in the resolution and reporting of crash bugs.</text:span></text:p>
      <text:p text:style-name="P2"/>
      <text:p text:style-name="Standard"><text:span text:style-name="T1">Apple provides WWDC videos, Tech Notes, and Tooling. <text:s/>But software engineering principles and formal troubleshooting must be added to the mix to be effective at crash dump analysis. <text:s/>This book fills the missing gaps. <text:s/>It unravels the mystery of crash dump analysis. <text:s/>We invite you to read about, and explore, this remarkable world.</text:span><text:bookmark-end text:name="_GoBack"/><text:bookmark-end text:name="OLE_LINK8"/><text:bookmark-end text:name="OLE_LINK7"/><text:bookmark-end text:name="OLE_LINK6"/><text:bookmark-end text:name="OLE_LINK5"/><text:bookmark-end text:name="OLE_LINK4"/><text:bookmark-end text:name="OLE_LINK3"/><text:bookmark-end text:name="OLE_LINK2"/><text:bookmark-end text:name="OLE_LINK1"/></text:p>
      <text:p text:style-name="Standard"><text:span text:style-name="T1"/></text:p>
      <text:p text:style-name="Standard"><text:span text:style-name="T1"/></text:p>
      <text:p text:style-name="Standard"><text:bookmark-start text:name="__DdeLink__10824_964289810"/><text:span text:style-name="T1">Faisal Memon has had a long career in engineering. <text:s/>He has worked on most layers of the software stack from probing noisy electrical circuits, to writing Operating System software, middleware, and apps. <text:s/>Having worn the hats of software tester, developer, tech lead, architect, and CTO he sees problems from a rounded perspective.</text:span><text:bookmark-end text:name="__DdeLink__10824_9642898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SystemUIFont" svg:font-family="AppleSystemUIFon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pleSystemUIFont1" svg:font-family="AppleSystemUIFont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423cm" fo:text-align="center" style:justify-single-word="false" fo:keep-together="always" fo:keep-with-next="always"/>
      <style:text-properties style:font-name="Calibri" fo:font-size="26pt" fo:font-weight="bold" style:font-size-asian="26pt" style:font-weight-asian="bold" style:font-name-complex="F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" fo:font-size="26pt" fo:font-weight="bold" style:font-size-asian="26pt" style:font-weight-asian="bold" style:font-name-complex="F" style:font-size-complex="18pt" style:font-weight-complex="bold"/>
    </style:style>
    <style:style style:name="Body_20_Text_20_Char" style:display-name="Body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isal Memon</meta:initial-creator>
    <dc:creator>Faisal Memon</dc:creator>
    <meta:editing-cycles>6</meta:editing-cycles>
    <meta:creation-date>2018-09-18T14:28:00</meta:creation-date>
    <dc:date>2020-10-01T17:15:06</dc:date>
    <meta:editing-duration>PT28S</meta:editing-duration>
    <meta:generator>OpenOffice/4.1.6$Unix OpenOffice.org_project/416m1$Build-9790</meta:generator>
    <meta:document-statistic meta:table-count="0" meta:image-count="0" meta:object-count="0" meta:page-count="1" meta:paragraph-count="9" meta:word-count="434" meta:character-count="2592"/>
    <meta:user-defined meta:name="AppVersion">14.0000</meta:user-defined>
    <meta:user-defined meta:name="Company">Ci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